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upReferenceHandler.apply( FaceletContext faceletContext , UIComponent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pupReferenceHandler.PopupReferenceHandler( Tag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